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D49A882BC0DC4D55.png" manifest:media-type="image/png"/>
  <manifest:file-entry manifest:full-path="Pictures/10000201000001F4000001F476144964BAACD552.png" manifest:media-type="image/png"/>
  <manifest:file-entry manifest:full-path="Pictures/10000201000000A3000000A1E1A7BB9C0BFF0FF6.png" manifest:media-type="image/png"/>
  <manifest:file-entry manifest:full-path="Pictures/1000020100000190000001904D787DD945886BF7.png" manifest:media-type="image/png"/>
  <manifest:file-entry manifest:full-path="Pictures/10000201000000A3000000A1696754F9BC8794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dee6ef" draw:textarea-horizontal-align="justify" draw:textarea-vertical-align="middle" draw:auto-grow-height="false" fo:min-height="4.085cm" fo:min-width="2.802cm" draw:shadow="hidden" draw:shadow-color="#5983b0"/>
    </style:style>
    <style:style style:name="gr5" style:family="graphic" style:parent-style-name="standard">
      <style:graphic-properties draw:fill-color="#5983b0" draw:textarea-horizontal-align="justify" draw:textarea-vertical-align="middle" draw:auto-grow-height="false" fo:min-height="0.482cm" fo:min-width="2.191cm"/>
      <style:paragraph-properties style:writing-mode="lr-tb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0.668cm" fo:min-width="2.191cm"/>
      <style:paragraph-properties style:writing-mode="lr-tb"/>
    </style:style>
    <style:style style:name="gr7" style:family="graphic" style:parent-style-name="standard">
      <style:graphic-properties svg:stroke-color="#dee6ef" draw:fill-color="#5983b0" draw:textarea-horizontal-align="justify" draw:textarea-vertical-align="middle" draw:auto-grow-height="false" fo:min-height="0.896cm" fo:min-width="3.522cm"/>
      <style:paragraph-properties style:writing-mode="lr-tb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1.528cm" fo:min-width="1.913cm"/>
      <style:paragraph-properties style:writing-mode="lr-tb"/>
    </style:style>
    <style:style style:name="gr9" style:family="graphic" style:parent-style-name="objectwithoutfill">
      <style:graphic-properties svg:stroke-width="0.028cm" draw:marker-start-width="0.242cm" draw:marker-end="Circle_20_unfilled" draw:marker-end-width="0.342cm" draw:fill="solid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dash" draw:stroke-dash="Fine_20_Dashed" draw:marker-end="Triangle_20_unfilled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729fcf"/>
    </style:style>
    <style:style style:name="P3" style:family="paragraph">
      <loext:graphic-properties draw:fill="none" draw:fill-color="#ffffff"/>
      <style:text-properties fo:color="#729fcf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5983b0"/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color="#ffffff" fo:font-size="11pt" style:font-size-asian="11pt" style:font-size-complex="11pt"/>
    </style:style>
    <style:style style:name="P7" style:family="paragraph">
      <loext:graphic-properties draw:fill-color="#5983b0"/>
      <style:paragraph-properties fo:text-align="center"/>
      <style:text-properties fo:color="#ffffff" fo:font-size="11pt" style:font-size-asian="11pt" style:font-size-complex="11pt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color="#5983b0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5983b0" fo:font-size="11pt" style:font-size-asian="11pt" style:font-size-complex="11pt"/>
    </style:style>
    <style:style style:name="P12" style:family="paragraph">
      <style:text-properties fo:color="#729fcf" fo:font-size="11pt"/>
    </style:style>
    <style:style style:name="P13" style:family="paragraph">
      <loext:graphic-properties draw:fill="none" draw:fill-color="#ffffff"/>
      <style:text-properties fo:color="#729fcf" fo:font-size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ffff" fo:font-size="11pt" style:font-size-asian="11pt" style:font-size-complex="11pt"/>
    </style:style>
    <style:style style:name="T3" style:family="text">
      <style:text-properties fo:color="#5983b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2.872cm" svg:y="2.9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1.143cm" svg:height="1.143cm" svg:x="4.072cm" svg:y="2.9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1.143cm" svg:height="1.143cm" svg:x="3.472cm" svg:y="3.4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4.943cm" svg:height="0.962cm" svg:x="1.98cm" svg:y="1.996cm">
          <draw:text-box>
            <text:p text:style-name="P2">API Consumers</text:p>
          </draw:text-box>
        </draw:frame>
        <draw:frame draw:style-name="gr3" draw:text-style-name="P1" draw:layer="layout" svg:width="3.378cm" svg:height="3.337cm" svg:x="14.708cm" svg:y="2.327cm">
          <draw:image xlink:href="Pictures/10000201000000A3000000A1696754F9BC87940C.png" xlink:type="simple" xlink:show="embed" xlink:actuate="onLoad" loext:mime-type="image/png">
            <text:p/>
          </draw:image>
        </draw:frame>
        <draw:custom-shape draw:style-name="gr4" draw:text-style-name="P1" draw:layer="layout" svg:width="3.302cm" svg:height="4.335cm" svg:x="14.708cm" svg:y="7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.143cm" svg:height="1.212cm" svg:x="15.781cm" svg:y="7.69cm">
          <draw:image xlink:href="Pictures/1000020100000190000001904D787DD945886BF7.png" xlink:type="simple" xlink:show="embed" xlink:actuate="onLoad" loext:mime-type="image/png">
            <text:p/>
          </draw:image>
        </draw:frame>
        <draw:custom-shape draw:style-name="gr5" draw:text-style-name="P5" draw:layer="layout" svg:width="2.691cm" svg:height="0.732cm" svg:x="14.935cm" svg:y="10.528cm">
          <text:p text:style-name="P4"><text:span text:style-name="T1">Dev Porta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691cm" svg:height="0.918cm" svg:x="14.938cm" svg:y="9.145cm"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372cm" svg:height="3.331cm" draw:transform="skewX (-0.00244346095279206) translate (2.37cm 6.968cm)">
          <draw:image xlink:href="Pictures/10000201000000A3000000A1E1A7BB9C0BFF0FF6.png" xlink:type="simple" xlink:show="embed" xlink:actuate="onLoad" loext:mime-type="image/png">
            <text:p/>
          </draw:image>
        </draw:frame>
        <draw:custom-shape draw:style-name="gr7" draw:text-style-name="P7" draw:layer="layout" svg:width="4.022cm" svg:height="1.146cm" svg:x="7.346cm" svg:y="7.346cm">
          <text:p text:style-name="P6"><text:span text:style-name="T2">Author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0.784cm" svg:height="0.831cm" svg:x="7.463cm" svg:y="7.53cm">
          <draw:image xlink:href="Pictures/1000020100000190000001904D787DD945886BF7.png" xlink:type="simple" xlink:show="embed" xlink:actuate="onLoad" loext:mime-type="image/png">
            <text:p/>
          </draw:image>
        </draw:frame>
        <draw:frame draw:style-name="gr3" draw:text-style-name="P1" draw:layer="layout" svg:width="0.635cm" svg:height="0.635cm" svg:x="10.552cm" svg:y="7.576cm">
          <draw:image xlink:href="Pictures/10000201000001F4000001F476144964BAACD552.png" xlink:type="simple" xlink:show="embed" xlink:actuate="onLoad" loext:mime-type="image/png">
            <text:p/>
          </draw:image>
        </draw:frame>
        <draw:custom-shape draw:style-name="gr7" draw:text-style-name="P7" draw:layer="layout" svg:width="4.022cm" svg:height="1.146cm" svg:x="7.346cm" svg:y="8.946cm">
          <text:p text:style-name="P6"><text:span text:style-name="T2">Limit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0.784cm" svg:height="0.831cm" svg:x="7.463cm" svg:y="9.13cm">
          <draw:image xlink:href="Pictures/1000020100000190000001904D787DD945886BF7.png" xlink:type="simple" xlink:show="embed" xlink:actuate="onLoad" loext:mime-type="image/png">
            <text:p/>
          </draw:image>
        </draw:frame>
        <draw:frame draw:style-name="gr3" draw:text-style-name="P1" draw:layer="layout" svg:width="0.82cm" svg:height="0.82cm" svg:x="10.409cm" svg:y="9.069cm">
          <draw:image xlink:href="Pictures/100002010000020000000200D49A882BC0DC4D55.png" xlink:type="simple" xlink:show="embed" xlink:actuate="onLoad" loext:mime-type="image/png">
            <text:p/>
          </draw:image>
        </draw:frame>
        <draw:custom-shape draw:style-name="gr8" draw:text-style-name="P8" xml:id="id1" draw:id="id1" draw:layer="layout" svg:width="2.413cm" svg:height="1.778cm" svg:x="1.935cm" svg:y="11.941cm">
          <text:p text:style-name="P1"><text:span text:style-name="T1">Service 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413cm" svg:height="1.778cm" svg:x="4.935cm" svg:y="11.941cm">
          <text:p text:style-name="P1"><text:span text:style-name="T1">Service B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line-skew="-0.019cm" svg:x1="3.857cm" svg:y1="10.41cm" svg:x2="3.141cm" svg:y2="11.941cm" draw:end-shape="id1" draw:end-glue-point="0" svg:d="M3857 10410v496h-716v1035" svg:viewBox="0 0 717 1532">
          <text:p/>
        </draw:connector>
        <draw:connector draw:style-name="gr9" draw:text-style-name="P9" draw:layer="layout" draw:line-skew="-0.222cm" svg:x1="4.747cm" svg:y1="10.435cm" svg:x2="5.712cm" svg:y2="11.82cm" svg:d="M4747 10435v471h965v914" svg:viewBox="0 0 966 1386">
          <text:p/>
        </draw:connector>
        <draw:connector draw:style-name="gr9" draw:text-style-name="P9" draw:layer="layout" svg:x1="4.079cm" svg:y1="4.904cm" svg:x2="4.073cm" svg:y2="6.726cm" svg:d="M4079 4904v911h-6v911" svg:viewBox="0 0 7 1823">
          <text:p/>
        </draw:connector>
        <draw:connector draw:style-name="gr9" draw:text-style-name="P9" draw:layer="layout" svg:x1="5.885cm" svg:y1="7.839cm" svg:x2="7.096cm" svg:y2="7.839cm" svg:d="M5885 7839h1211" svg:viewBox="0 0 1212 1">
          <text:p/>
        </draw:connector>
        <draw:connector draw:style-name="gr9" draw:text-style-name="P9" draw:layer="layout" svg:x1="5.879cm" svg:y1="9.539cm" svg:x2="7.09cm" svg:y2="9.539cm" svg:d="M5879 9539h1211" svg:viewBox="0 0 1212 1">
          <text:p/>
        </draw:connector>
        <draw:line draw:style-name="gr10" draw:text-style-name="P9" draw:layer="layout" svg:x1="16.494cm" svg:y1="7.239cm" svg:x2="16.494cm" svg:y2="5.715cm">
          <text:p/>
        </draw:line>
        <draw:line draw:style-name="gr10" draw:text-style-name="P9" draw:layer="layout" svg:x1="14.335cm" svg:y1="7.858cm" svg:x2="11.541cm" svg:y2="7.858cm">
          <text:p/>
        </draw:line>
        <draw:line draw:style-name="gr10" draw:text-style-name="P9" draw:layer="layout" svg:x1="14.336cm" svg:y1="9.458cm" svg:x2="11.542cm" svg:y2="9.458cm">
          <text:p/>
        </draw:line>
        <draw:frame draw:style-name="gr2" draw:text-style-name="P11" draw:layer="layout" svg:width="1.539cm" svg:height="0.683cm" svg:x="12.198cm" svg:y="7.11cm">
          <draw:text-box>
            <text:p text:style-name="P10"><text:span text:style-name="T3">config</text:span></text:p>
          </draw:text-box>
        </draw:frame>
        <draw:frame draw:style-name="gr2" draw:text-style-name="P11" draw:layer="layout" svg:width="1.539cm" svg:height="0.683cm" svg:x="12.099cm" svg:y="8.711cm">
          <draw:text-box>
            <text:p text:style-name="P10"><text:span text:style-name="T3">config</text:span></text:p>
          </draw:text-box>
        </draw:frame>
        <draw:frame draw:style-name="gr2" draw:text-style-name="P11" draw:layer="layout" svg:width="1.539cm" svg:height="0.683cm" svg:x="16.4cm" svg:y="6.212cm">
          <draw:text-box>
            <text:p text:style-name="P10"><text:span text:style-name="T3">config</text:span></text:p>
          </draw:text-box>
        </draw:frame>
        <draw:connector draw:style-name="gr10" draw:text-style-name="P9" draw:layer="layout" svg:x1="14.391cm" svg:y1="3.932cm" svg:x2="5.984cm" svg:y2="7.097cm" svg:d="M14391 3932h-4203v3165h-4204" svg:viewBox="0 0 8408 3166">
          <text:p/>
        </draw:connector>
        <draw:frame draw:style-name="gr2" draw:text-style-name="P11" draw:layer="layout" svg:width="1.539cm" svg:height="0.683cm" svg:x="12.199cm" svg:y="3.311cm">
          <draw:text-box>
            <text:p text:style-name="P10"><text:span text:style-name="T3">config</text:span></text:p>
          </draw:text-box>
        </draw:frame>
        <draw:frame draw:style-name="gr2" draw:text-style-name="P13" draw:layer="layout" svg:width="2.839cm" svg:height="0.683cm" svg:x="1cm" svg:y="6.08cm">
          <draw:text-box>
            <text:p text:style-name="P12">DATA PLAN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6:36:44.672930349</meta:creation-date>
    <dc:date>2021-10-06T17:36:46.884754883</dc:date>
    <meta:editing-duration>PT27M47S</meta:editing-duration>
    <meta:editing-cycles>6</meta:editing-cycles>
    <meta:generator>LibreOffice/6.4.7.2$Linux_X86_64 LibreOffice_project/40$Build-2</meta:generator>
    <meta:document-statistic meta:object-count="32"/>
  </office:meta>
</office:document-meta>
</file>